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 dispone del fichero provincias.txt, que contiene lineas, con el nombre de la provincia y numero de habitantes</text:p>
      <text:p text:style-name="Standard">Madrid-6567898</text:p>
      <text:p text:style-name="Standard"/>
      <text:p text:style-name="Standard">Se desea pidiendo la usuario el nombre de una provincia, permitirle actualizar los datos del número de habitantes de la provincia</text:p>
      <text:p text:style-name="Standard">, cuando se termine el proceso, se deberá disponer del fichero inicial actualiz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6T06:33:31.35</meta:creation-date>
    <dc:date>2019-04-26T06:50:48.98</dc:date>
    <meta:editing-duration>PT17M1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4" meta:word-count="53" meta:character-count="338"/>
  </office:meta>
</office:document-meta>
</file>